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text-properties fo:font-weight="bold" officeooo:rsid="00076260" officeooo:paragraph-rsid="00076260" style:font-weight-asian="bold" style:font-weight-complex="bold"/>
    </style:style>
    <style:style style:name="P3" style:family="paragraph" style:parent-style-name="Standard">
      <style:text-properties officeooo:paragraph-rsid="0006c11a"/>
    </style:style>
    <style:style style:name="T1" style:family="text">
      <style:text-properties fo:font-weight="bold" style:font-weight-asian="bold" style:font-weight-complex="bold"/>
    </style:style>
    <style:style style:name="T2" style:family="text">
      <style:text-properties officeooo:rsid="0006c1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aterialized views are a way to precompute and store the results of a query in MongoDB. This can improve query performance by reducing the need for expensive computations at runtime. </text:p>
      <text:p text:style-name="Standard"/>
      <text:p text:style-name="Standard"/>
      <text:p text:style-name="P1">What is a materialized view?</text:p>
      <text:p text:style-name="P1"/>
      <text:p text:style-name="Standard">A materialized view is a precomputed view of a query's results that is stored in a database. <text:s/><text:span text:style-name="T2">M</text:span>aterialized view is a table <text:span text:style-name="T2">that </text:span>contains the results of a query. They are used to speed up queries by reducing the amount of computation that needs to be performed at query time.</text:p>
      <text:p text:style-name="Standard"/>
      <text:p text:style-name="P1">Applications of materialized views in MongoDB</text:p>
      <text:p text:style-name="P1"/>
      <text:p text:style-name="P3">In MongoDB, materialized views can be used to speed up queries that involve complex aggregations. </text:p>
      <text:p text:style-name="P3">For example, suppose you have a large collection of customer orders and you want to query the total revenue by month. This query would require a grouping operation by month, which can be expensive for large datasets. </text:p>
      <text:p text:style-name="P3">By creating a materialized view that precomputes the total revenue by month, you can speed up this query significantly.</text:p>
      <text:p text:style-name="Standard"/>
      <text:p text:style-name="Standard">Another application of materialized views in MongoDB is to denormalize data. Denormalization is the process of duplicating data in order to improve query performance. By creating a materialized view that duplicates some or all of the data in a collection, you can avoid expensive joins or lookups at query time.</text:p>
      <text:p text:style-name="Standard"/>
      <text:p text:style-name="P1">How to create a materialized view in MongoDB</text:p>
      <text:p text:style-name="P1"><text:s text:c="6"/></text:p>
      <text:list xml:id="list3933610116" text:style-name="L1">
        <text:list-item>
          <text:p text:style-name="P2">create a pipeline to be performed on source location</text:p>
        </text:list-item>
        <text:list-item>
          <text:p text:style-name="P2">Now, create a materialized view using createCollection() method with viewOn options</text:p>
        </text:list-item>
      </text:list>
      <text:p text:style-name="P1"/>
      <text:p text:style-name="Standard">To create a materialized view in MongoDB, you first need to define a pipeline that specifies the operations to be performed on the source collection. This pipeline can include aggregation stages such as $group, $match, and $project.</text:p>
      <text:p text:style-name="Standard"/>
      <text:p text:style-name="Standard">Once you have defined the pipeline, you can create the materialized view using the createCollection() method with the viewOn option. </text:p>
      <text:p text:style-name="Standard"/>
      <text:p text:style-name="Standard">db.createCollection("monthlyRevenue", { </text:p>
      <text:p text:style-name="Standard"><text:s text:c="3"/>viewOn: "orders",</text:p>
      <text:p text:style-name="Standard"><text:s text:c="3"/>pipeline: [ </text:p>
      <text:p text:style-name="Standard"><text:s text:c="6"/>{ </text:p>
      <text:p text:style-name="Standard"><text:s text:c="9"/>$group: { </text:p>
      <text:p text:style-name="Standard"><text:s text:c="12"/>_id: { </text:p>
      <text:p text:style-name="Standard"><text:s text:c="15"/>year: { $year: "$date" }, </text:p>
      <text:p text:style-name="Standard"><text:s text:c="15"/>month: { $month: "$date" } </text:p>
      <text:p text:style-name="Standard"><text:s text:c="12"/>}, </text:p>
      <text:p text:style-name="Standard"><text:s text:c="12"/>revenue: { $sum: "$amount" } </text:p>
      <text:p text:style-name="Standard"><text:s text:c="9"/>} </text:p>
      <text:p text:style-name="Standard"><text:s text:c="6"/>} </text:p>
      <text:p text:style-name="Standard"><text:s text:c="3"/>] </text:p>
      <text:p text:style-name="Standard">})</text:p>
      <text:p text:style-name="Standard"><text:soft-page-break/></text:p>
      <text:p text:style-name="Standard">In this example, we are creating a materialized view called monthlyRevenue that is based on the orders collection. The pipeline includes a $group stage that groups the orders by year and month and calculates the total revenue for each group.</text:p>
      <text:p text:style-name="Standard"/>
      <text:p text:style-name="Standard">Once the materialized view has been created, it can be queried just like any other collection in MongoDB. For example, you could run the following query to retrieve the total revenue for January 2022:</text:p>
      <text:p text:style-name="Standard"/>
      <text:p text:style-name="Standard">db.monthlyRevenue.findOne({_id: {year: 2022, month: 1}})</text:p>
      <text:p text:style-name="Standard"/>
      <text:p text:style-name="P1">Why create a materialized view?</text:p>
      <text:p text:style-name="Standard"/>
      <text:p text:style-name="Standard"><text:span text:style-name="T1">Improved query performance: </text:span>Materialized views can speed up queries that involve complex joins or aggregations by precomputing the results and storing them in a table.</text:p>
      <text:p text:style-name="Standard"><text:span text:style-name="T1">Denormalization:</text:span> Materialized views can be used to denormalize data and avoid expensive joins or lookups at query time.</text:p>
      <text:p text:style-name="Standard"><text:span text:style-name="T1">Query simplification:</text:span> Materialized views can simplify complex queries by precomputing intermediate results and storing them in a table.</text:p>
      <text:p text:style-name="Standard"><text:span text:style-name="T1">Query isolation: </text:span>Materialized views can be used to isolate queries from changes in the underlying data model. This can be useful in cases where the data model is subject to frequent changes.</text:p>
      <text:p text:style-name="Standard"/>
      <text:p text:style-name="Standard"><text:s/><text:span text:style-name="T1">In summary, materialized views in MongoDB are a powerful feature that can greatly improve query performance. By precomputing query results and storing them on disk, materialized views enable fast, efficient querying of large datase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2T16:13:02.341908818</meta:creation-date>
    <dc:date>2023-03-22T16:27:48.497857293</dc:date>
    <meta:editing-duration>PT4M36S</meta:editing-duration>
    <meta:editing-cycles>1</meta:editing-cycles>
    <meta:document-statistic meta:table-count="0" meta:image-count="0" meta:object-count="0" meta:page-count="2" meta:paragraph-count="37" meta:word-count="541" meta:character-count="3489" meta:non-whitespace-character-count="2857"/>
    <meta:generator>LibreOffice/6.4.7.2$Linux_X86_64 LibreOffice_project/40$Build-2</meta:generator>
  </office:meta>
</office:document-meta>
</file>